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11.986cm"/>
    </style:style>
    <style:style style:name="Table1.1" style:family="table-row">
      <style:table-row-properties style:min-row-height="0.92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1.08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size="12pt" style:font-name-complex="FreeSans1" style:font-size-complex="12pt"/>
    </style:style>
    <style:style style:name="P2" style:family="paragraph" style:parent-style-name="Footnote">
      <style:text-properties fo:font-size="8pt" style:font-size-asian="8pt" style:font-size-complex="8pt"/>
    </style:style>
    <style:style style:name="P3" style:family="paragraph" style:parent-style-name="Heading">
      <style:paragraph-properties fo:margin-top="0.12cm" fo:margin-bottom="0.011cm" loext:contextual-spacing="false"/>
    </style:style>
    <style:style style:name="P4" style:family="paragraph" style:parent-style-name="Heading">
      <style:paragraph-properties fo:margin-top="0.12cm" fo:margin-bottom="0.109cm" loext:contextual-spacing="false"/>
    </style:style>
    <style:style style:name="P5" style:family="paragraph" style:parent-style-name="Heading">
      <style:text-properties officeooo:paragraph-rsid="001340d0"/>
    </style:style>
    <style:style style:name="P6" style:family="paragraph" style:parent-style-name="Heading">
      <style:paragraph-properties fo:margin-top="0.12cm" fo:margin-bottom="0.011cm" loext:contextual-spacing="false"/>
      <style:text-properties officeooo:paragraph-rsid="001340d0"/>
    </style:style>
    <style:style style:name="P7" style:family="paragraph" style:parent-style-name="Heading">
      <style:paragraph-properties fo:margin-top="0.12cm" fo:margin-bottom="0.109cm" loext:contextual-spacing="false"/>
      <style:text-properties officeooo:paragraph-rsid="001340d0"/>
    </style:style>
    <style:style style:name="P8" style:family="paragraph" style:parent-style-name="Text" style:master-page-name="First_20_Page">
      <style:paragraph-properties style:page-number="auto"/>
    </style:style>
    <style:style style:name="P9" style:family="paragraph" style:parent-style-name="Text">
      <style:text-properties fo:font-size="12pt" style:font-name-complex="FreeSans1" style:font-size-complex="12pt"/>
    </style:style>
    <style:style style:name="P10" style:family="paragraph" style:parent-style-name="Text">
      <style:text-properties officeooo:paragraph-rsid="0019b4aa"/>
    </style:style>
    <style:style style:name="P11" style:family="paragraph" style:parent-style-name="Text">
      <style:text-properties officeooo:paragraph-rsid="001a80ac"/>
    </style:style>
    <style:style style:name="P12" style:family="paragraph" style:parent-style-name="Heading_20_1">
      <style:text-properties officeooo:paragraph-rsid="001656df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Date d'édition : </text:span><text:span text:style-name="T1"><text:text-input text:description="&lt;arrow_today_timestamp2()&gt;">&lt;arrow_today_timestamp2()&gt;</text:text-input></text:span></text:p>
      <text:p text:style-name="P5"><text:text-input text:description="&lt;if test=&quot;o.inpatient_type_id.code == 'EXT'&quot;&gt;">if inpatient = EXT</text:text-input></text:p>
      <text:p text:style-name="P6">FICHE LIAISON SOINS EXTERNES</text:p>
      <text:p text:style-name="P5"><text:text-input text:description="&lt;/if&gt;">endif</text:text-input></text:p>
      <text:p text:style-name="P5"><text:text-input text:description="&lt;if test=&quot;o.inpatient_type_id.code != 'EXT'&quot;&gt;">if inpatient != EXT</text:text-input></text:p>
      <text:p text:style-name="P7">FICHE LIAISON CONSULTATION ANESTHÉSIE</text:p>
      <text:p text:style-name="P5"><text:text-input text:description="&lt;/if&gt;">endif</text:text-input> </text:p>
      <text:p text:style-name="P5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él Patient/Famille:</text:p>
          </table:table-cell>
          <table:table-cell table:style-name="Table1.B1" office:value-type="string">
            <text:p text:style-name="P1"><text:text-input text:description="&lt;o.partner_id.phone&gt;">phone</text:text-input> <text:text-input text:description="&lt;o.partner_id.mobile&gt;">mobile</text:text-input></text:p>
          </table:table-cell>
        </table:table-row>
        <table:table-row table:style-name="Table1.2">
          <table:table-cell table:style-name="Table1.A2" office:value-type="string">
            <text:p text:style-name="Text">Type d'intervention:</text:p>
          </table:table-cell>
          <table:table-cell table:style-name="Table1.B2" office:value-type="string">
            <text:h text:style-name="P12" text:outline-level="1"><text:text-input text:description="&lt;o.procedure_type_id.name&gt;">procedure</text:text-input></text:h>
          </table:table-cell>
        </table:table-row>
        <table:table-row>
          <table:table-cell table:style-name="Table1.A2" office:value-type="string">
            <text:p text:style-name="Text">Oeil:</text:p>
          </table:table-cell>
          <table:table-cell table:style-name="Table1.B2" office:value-type="string">
            <text:h text:style-name="P12" text:outline-level="1"><text:text-input text:description="&lt;get_selection_item(o,&quot;ods&quot;)&gt;">&lt;get_selection_item(o,"ods")&gt;</text:text-input> <text:text-input text:description="&lt;if test=&quot;o.snd_eye&quot;&gt;">&lt;if test="o.snd_eye"&gt;</text:text-input> (2ème œil)<text:text-input text:description="&lt;/if&gt;">&lt;/if&gt;</text:text-input></text:h>
          </table:table-cell>
        </table:table-row>
        <table:table-row>
          <table:table-cell table:style-name="Table1.A2" office:value-type="string">
            <text:p text:style-name="Text">Date souhaitée:</text:p>
          </table:table-cell>
          <table:table-cell table:style-name="Table1.B2" office:value-type="string">
            <text:p text:style-name="P10"><text:text-input text:description="&lt;formatLang(o.bloc_agenda_id.name,date=True)&gt;">&lt;o.bloc_agenda_id.date&gt;</text:text-input></text:p>
          </table:table-cell>
        </table:table-row>
        <table:table-row>
          <table:table-cell table:style-name="Table1.A2" office:value-type="string">
            <text:p text:style-name="Text">Type d'anésthésie:</text:p>
          </table:table-cell>
          <table:table-cell table:style-name="Table1.B2" office:value-type="string">
            <text:p text:style-name="P10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:</text:p>
          </table:table-cell>
          <table:table-cell table:style-name="Table1.B2" office:value-type="string">
            <text:p text:style-name="P11">inpatient</text:p>
          </table:table-cell>
        </table:table-row>
        <table:table-row>
          <table:table-cell table:style-name="Table1.A2" office:value-type="string">
            <text:p text:style-name="Text">Dilatation:</text:p>
          </table:table-cell>
          <table:table-cell table:style-name="Table1.B2" office:value-type="string">
            <text:p text:style-name="Text"><text:text-input text:description="&lt;if test=&quot;o.dilatation == True&quot;&gt;">if dilatation == True</text:text-input></text:p>
            <text:p text:style-name="Text">Mydriaticum – Néosynephrine</text:p>
            <text:p text:style-name="Text"><text:text-input text:description="&lt;/if&gt;">&lt;/if&gt;</text:text-input></text:p>
            <text:p text:style-name="Text"><text:text-input text:description="&lt;if test=&quot;o.dilatation == False&quot;&gt;">if dilatation == False</text:text-input></text:p>
            <text:p text:style-name="Text">NON</text:p>
            <text:p text:style-name="Text"><text:text-input text:description="&lt;/if&gt;">&lt;/if&gt;</text:text-input></text:p>
          </table:table-cell>
        </table:table-row>
        <table:table-row>
          <table:table-cell table:style-name="Table1.A2" office:value-type="string">
            <text:p text:style-name="Text"/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/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B2" table:number-columns-spanned="2" office:value-type="string">
            <text:p text:style-name="Text"/>
          </table:table-cell>
          <table:covered-table-cell/>
        </table:table-row>
      </table:table>
      <text:p text:style-name="Text"><draw:frame draw:style-name="fr1" draw:name="graphics1" text:anchor-type="paragraph" svg:x="11.467cm" svg:y="0.577cm" svg:width="5.994cm" svg:height="1.753cm" draw:z-index="0"><draw:image xlink:href="Pictures/100002010000040900000166EDCD94F9DB2A4153.png" xlink:type="simple" xlink:show="embed" xlink:actuate="onLoad"/></draw:frame><text:text-input text:description="&lt;user.signature&gt;">&lt;user.signature&gt;</text:text-input></text:p>
      <text:p text:style-name="P2">PKE+ICP: Phakoémulsification + implant de chambre postérieure</text:p>
      <text:p text:style-name="P2">V3V: Vitrectomie 3 Voies</text:p>
      <text:p text:style-name="P2">PM: Pelage de Membrane</text:p>
      <text:p text:style-name="P2">EL: Endolaser</text:p>
      <text:p text:style-name="P2"><text:soft-page-break/>HS: Huile de Silicone</text:p>
      <text:p text:style-name="P2">IVT: Injection Intra-Vitréen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2cm" fo:margin-bottom="0.21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2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pt" fo:font-weight="bold" style:font-size-asian="115%" style:font-weight-asian="bold" style:font-size-complex="115%" style:font-weight-complex="normal"/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ize="11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7-10T19:54:18.057755889</dc:date>
    <meta:editing-duration>PT8H5M24S</meta:editing-duration>
    <meta:editing-cycles>140</meta:editing-cycles>
    <meta:generator>LibreOffice/5.2.7.2$Linux_X86_64 LibreOffice_project/20m0$Build-2</meta:generator>
    <dc:creator>Laurent FRANCOIS</dc:creator>
    <meta:printed-by>L. FRANCOIS</meta:printed-by>
    <meta:print-date>2016-01-15T08:33:59</meta:print-date>
    <meta:document-statistic meta:table-count="1" meta:image-count="1" meta:object-count="0" meta:page-count="2" meta:paragraph-count="34" meta:word-count="148" meta:character-count="912" meta:non-whitespace-character-count="848"/>
  </office:meta>
</office:document-meta>
</file>